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P2" style:family="paragraph" style:parent-style-name="Header">
      <style:text-properties fo:language="ru" fo:country="RU"/>
    </style:style>
    <style:style style:name="P3" style:family="paragraph" style:parent-style-name="Footer">
      <style:text-properties fo:language="ru" fo:country="RU"/>
    </style:style>
    <style:style style:name="P4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P5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/>
    </style:style>
    <style:style style:name="P7" style:family="paragraph" style:parent-style-name="Standard">
      <style:paragraph-properties fo:line-height="150%" style:snap-to-layout-grid="false"/>
      <style:text-properties fo:font-size="14pt" fo:language="ru" fo:country="RU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 style:snap-to-layout-grid="false"/>
      <style:text-properties fo:font-size="14pt" fo:language="ru" fo:country="RU" officeooo:rsid="00293842" officeooo:paragraph-rsid="00293842" style:font-size-asian="14pt" style:font-size-complex="14pt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1" style:family="paragraph" style:parent-style-name="Standard">
      <style:text-properties fo:font-size="14pt" fo:language="ru" fo:country="RU" fo:font-weight="bold" officeooo:paragraph-rsid="00777ae9" style:font-size-asian="14pt" style:font-weight-asian="bold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paragraph-rsid="0052c68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italic" officeooo:paragraph-rsid="00b99600" style:font-size-asian="14pt" style:font-style-asian="italic" style:font-size-complex="14pt"/>
    </style:style>
    <style:style style:name="P14" style:family="paragraph" style:parent-style-name="Standard">
      <style:text-properties fo:font-size="14pt" officeooo:paragraph-rsid="00b99600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paragraph-rsid="00b99600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officeooo:paragraph-rsid="0091a865"/>
    </style:style>
    <style:style style:name="P18" style:family="paragraph" style:parent-style-name="Standard">
      <style:text-properties officeooo:rsid="00b325ed" officeooo:paragraph-rsid="00b325ed"/>
    </style:style>
    <style:style style:name="P19" style:family="paragraph" style:parent-style-name="Standard">
      <style:text-properties officeooo:rsid="00b45b12"/>
    </style:style>
    <style:style style:name="P20" style:family="paragraph" style:parent-style-name="Standard">
      <style:text-properties officeooo:rsid="00b45b12" officeooo:paragraph-rsid="00b45b12"/>
    </style:style>
    <style:style style:name="P21" style:family="paragraph" style:parent-style-name="Standard">
      <style:text-properties officeooo:paragraph-rsid="00b93070"/>
    </style:style>
    <style:style style:name="P22" style:family="paragraph" style:parent-style-name="Standard">
      <style:text-properties style:font-name="Times New Roman" fo:font-size="14pt" fo:language="en" fo:country="US" officeooo:paragraph-rsid="00b99600" style:font-size-asian="14pt" style:font-name-complex="Times New Roman" style:font-size-complex="14pt"/>
    </style:style>
    <style:style style:name="P23" style:family="paragraph" style:parent-style-name="Standard">
      <style:text-properties style:font-name="Times New Roman" fo:font-size="14pt" fo:language="en" fo:country="US" fo:font-weight="bold" officeooo:paragraph-rsid="00b99600" style:font-size-asian="14pt" style:font-weight-asian="bold" style:font-name-complex="Times New Roman" style:font-size-complex="14pt"/>
    </style:style>
    <style:style style:name="P24" style:family="paragraph" style:parent-style-name="Standard">
      <style:text-properties style:font-name="Times New Roman" fo:font-size="14pt" fo:font-style="italic" style:text-underline-style="solid" style:text-underline-width="auto" style:text-underline-color="font-color" officeooo:paragraph-rsid="00b99600" style:font-size-asian="14pt" style:font-style-asian="italic" style:font-name-complex="Times New Roman" style:font-size-complex="14pt"/>
    </style:style>
    <style:style style:name="P25" style:family="paragraph" style:parent-style-name="Standard">
      <style:text-properties style:font-name="Times New Roman" fo:font-size="14pt" officeooo:paragraph-rsid="00b99600" style:font-size-asian="14pt" style:font-name-complex="Times New Roman" style:font-size-complex="14pt"/>
    </style:style>
    <style:style style:name="P26" style:family="paragraph" style:parent-style-name="Standard">
      <style:text-properties style:font-name="Courier New" fo:font-size="14pt" fo:language="en" fo:country="US" officeooo:paragraph-rsid="00b99600" style:font-size-asian="14pt" style:font-name-complex="Courier New" style:font-size-complex="14pt"/>
    </style:style>
    <style:style style:name="P27" style:family="paragraph" style:parent-style-name="Standard">
      <style:text-properties officeooo:paragraph-rsid="00b99600"/>
    </style:style>
    <style:style style:name="P28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size="14pt" fo:language="ru" fo:country="RU" fo:font-weight="normal" officeooo:rsid="008ecf15" officeooo:paragraph-rsid="009281b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ru" fo:country="RU" fo:font-weight="bold" style:font-size-asian="14pt" style:font-weight-asian="bold" style:font-size-complex="14pt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paragraph-rsid="004b60f1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fo:font-weight="bold" officeooo:rsid="0052c68a" officeooo:paragraph-rsid="0052c68a" style:font-size-asian="14pt" style:font-weight-asian="bold" style:font-size-complex="14pt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ru" fo:country="RU" officeooo:rsid="00b51fa5" officeooo:paragraph-rsid="00b51fa5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language="ru" fo:country="RU" fo:font-weight="bold" officeooo:paragraph-rsid="00437983" style:font-size-asian="14pt" style:font-weight-asian="bold" style:font-name-complex="Times New Roman" style:font-size-complex="14pt"/>
    </style:style>
    <style:style style:name="P35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fo:font-weight="bold" officeooo:paragraph-rsid="00ae6840" style:font-size-asian="14pt" style:font-weight-asian="bold" style:font-name-complex="Times New Roman" style:font-size-complex="14pt"/>
    </style:style>
    <style:style style:name="P36" style:family="paragraph" style:parent-style-name="Standard">
      <style:paragraph-properties fo:margin-left="0in" fo:margin-right="0in" fo:text-align="justify" style:justify-single-word="false" fo:text-indent="0.4902in" style:auto-text-indent="false"/>
      <style:text-properties style:font-name="Times New Roman" fo:font-size="14pt" officeooo:paragraph-rsid="00b99600" style:font-size-asian="14pt" style:font-size-complex="14pt"/>
    </style:style>
    <style:style style:name="P37" style:family="paragraph" style:parent-style-name="Text_20_body_20_indent">
      <style:text-properties fo:font-size="14pt" officeooo:paragraph-rsid="00b99600" style:font-size-asian="14pt" style:font-size-complex="14pt"/>
    </style:style>
    <style:style style:name="P38" style:family="paragraph" style:parent-style-name="Standard">
      <style:paragraph-properties fo:margin-left="0in" fo:margin-right="0in" fo:text-align="justify" style:justify-single-word="false" fo:text-indent="0.2957in" style:auto-text-indent="false"/>
      <style:text-properties style:font-name="Times New Roman1" fo:font-size="14pt" fo:language="ru" fo:country="RU" fo:font-weight="normal" officeooo:rsid="008ecf15" officeooo:paragraph-rsid="00b99600" style:font-size-asian="14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margin-left="0in" fo:margin-right="0in" fo:text-indent="0.2957in" style:auto-text-indent="false"/>
      <style:text-properties fo:font-size="14pt" officeooo:paragraph-rsid="00b99600" style:font-size-asian="14pt" style:font-size-complex="14pt"/>
    </style:style>
    <style:style style:name="P40" style:family="paragraph" style:parent-style-name="Standard" style:master-page-name="">
      <style:paragraph-properties fo:margin-left="0in" fo:margin-right="0in" fo:text-align="justify" style:justify-single-word="false" fo:text-indent="0.2957in" style:auto-text-indent="false" style:page-number="auto"/>
      <style:text-properties style:font-name="Times New Roman1" fo:font-size="14pt" officeooo:paragraph-rsid="00b99600" style:font-size-asian="14pt" style:font-size-complex="14pt"/>
    </style:style>
    <style:style style:name="P41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fo:font-size="14pt" officeooo:paragraph-rsid="00b99600" style:font-size-asian="14pt" style:font-size-complex="14pt"/>
    </style:style>
    <style:style style:name="P42" style:family="paragraph" style:parent-style-name="Standard">
      <style:paragraph-properties fo:margin-left="0in" fo:margin-right="0in" fo:text-indent="0.5in" style:auto-text-indent="false"/>
      <style:text-properties style:font-name="Times New Roman" fo:font-size="14pt" fo:language="en" fo:country="US" officeooo:paragraph-rsid="00b99600" style:font-size-asian="14pt" style:font-name-complex="Times New Roman" style:font-size-complex="14pt"/>
    </style:style>
    <style:style style:name="P43" style:family="paragraph" style:parent-style-name="Standard">
      <style:paragraph-properties fo:margin-left="0in" fo:margin-right="0in" fo:text-indent="0.5in" style:auto-text-indent="false"/>
      <style:text-properties style:font-name="Times New Roman" fo:font-size="14pt" officeooo:paragraph-rsid="00b99600" style:font-size-asian="14pt" style:font-name-complex="Times New Roman" style:font-size-complex="14pt"/>
    </style:style>
    <style:style style:name="P44" style:family="paragraph" style:parent-style-name="Standard">
      <style:paragraph-properties fo:margin-left="0in" fo:margin-right="0in" fo:text-indent="0.5in" style:auto-text-indent="false"/>
      <style:text-properties fo:font-size="14pt" officeooo:paragraph-rsid="00b99600" style:font-size-asian="14pt" style:font-size-complex="14pt"/>
    </style:style>
    <style:style style:name="P45" style:family="paragraph" style:parent-style-name="Standard">
      <style:paragraph-properties fo:margin-left="0.25in" fo:margin-right="0in" fo:text-indent="0in" style:auto-text-indent="false"/>
      <style:text-properties style:font-name="Times New Roman" fo:font-size="14pt" officeooo:paragraph-rsid="00b99600" style:font-size-asian="14pt" style:font-name-complex="Times New Roman" style:font-size-complex="14pt"/>
    </style:style>
    <style:style style:name="P46" style:family="paragraph" style:parent-style-name="Standard">
      <style:paragraph-properties fo:margin-left="0.25in" fo:margin-right="0in" fo:text-indent="0in" style:auto-text-indent="false"/>
      <style:text-properties fo:font-size="14pt" officeooo:paragraph-rsid="00b99600" style:font-size-asian="14pt" style:font-size-complex="14pt"/>
    </style:style>
    <style:style style:name="P47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language="ru" fo:country="RU" fo:font-weight="bold" style:font-size-asian="14pt" style:font-weight-asian="bold" style:font-size-complex="14pt"/>
    </style:style>
    <style:style style:name="P48" style:family="paragraph" style:parent-style-name="Standard" style:list-style-name="WW8Num2">
      <style:text-properties fo:font-size="14pt" officeooo:paragraph-rsid="00b99600" style:font-size-asian="14pt" style:font-size-complex="14pt"/>
    </style:style>
    <style:style style:name="P49" style:family="paragraph" style:parent-style-name="Standard" style:list-style-name="WW8Num4"/>
    <style:style style:name="P50" style:family="paragraph" style:parent-style-name="Standard" style:list-style-name="L1">
      <style:text-properties officeooo:rsid="00af82c6" officeooo:paragraph-rsid="00af82c6"/>
    </style:style>
    <style:style style:name="P51" style:family="paragraph" style:parent-style-name="Standard" style:list-style-name="L1">
      <style:text-properties officeooo:rsid="00b325ed" officeooo:paragraph-rsid="00b325ed"/>
    </style:style>
    <style:style style:name="P52" style:family="paragraph" style:parent-style-name="Standard">
      <style:text-properties officeooo:rsid="00b9ce5d" officeooo:paragraph-rsid="00b9ce5d"/>
    </style:style>
    <style:style style:name="P53" style:family="paragraph" style:parent-style-name="Standard" style:list-style-name="WW8Num1">
      <style:paragraph-properties fo:margin-left="0.2382in" fo:margin-right="0in" fo:text-indent="-0.1965in" style:auto-text-indent="false"/>
      <style:text-properties fo:font-size="14pt" officeooo:paragraph-rsid="00b99600" style:font-size-asian="14pt" style:font-size-complex="14pt"/>
    </style:style>
    <style:style style:name="P54" style:family="paragraph" style:parent-style-name="Standard" style:list-style-name="WW8Num3">
      <style:paragraph-properties fo:margin-left="0.2382in" fo:margin-right="0in" fo:text-indent="-0.1965in" style:auto-text-indent="false"/>
      <style:text-properties officeooo:paragraph-rsid="00b99600"/>
    </style:style>
    <style:style style:name="P55" style:family="paragraph" style:parent-style-name="Standard">
      <style:paragraph-properties fo:margin-left="0in" fo:margin-right="0in" fo:text-indent="0.5in" style:auto-text-indent="false"/>
      <style:text-properties style:font-name="Times New Roman" fo:font-size="14pt" fo:language="en" fo:country="US" officeooo:paragraph-rsid="00b99600" style:font-size-asian="14pt" style:font-name-complex="Times New Roman" style:font-size-complex="14pt"/>
    </style:style>
    <style:style style:name="P56" style:family="paragraph" style:parent-style-name="Heading_20_1">
      <style:text-properties fo:font-size="14pt" officeooo:paragraph-rsid="00b99600" style:font-size-asian="14pt" style:font-size-complex="14pt"/>
    </style:style>
    <style:style style:name="P57" style:family="paragraph" style:parent-style-name="Code" style:list-style-name="L1"/>
    <style:style style:name="T1" style:family="text">
      <style:text-properties fo:text-transform="uppercase" fo:language="ru" fo:country="RU" style:font-size-complex="14pt"/>
    </style:style>
    <style:style style:name="T2" style:family="text">
      <style:text-properties fo:font-variant="normal" fo:text-transform="none" fo:font-size="14pt" fo:language="ru" fo:country="RU" style:font-size-asian="14pt" style:font-size-complex="14pt"/>
    </style:style>
    <style:style style:name="T3" style:family="text">
      <style:text-properties fo:font-variant="normal" fo:text-transform="none" style:font-name="Times New Roman" fo:font-size="14pt" fo:language="ru" fo:country="RU" fo:font-weight="bold" officeooo:rsid="002b6daa" style:font-size-asian="14pt" style:language-asian="ru" style:country-asian="RU" style:font-weight-asian="bold" style:font-size-complex="14pt"/>
    </style:style>
    <style:style style:name="T4" style:family="text">
      <style:text-properties officeooo:rsid="0041c814"/>
    </style:style>
    <style:style style:name="T5" style:family="text">
      <style:text-properties officeooo:rsid="00ac890b"/>
    </style:style>
    <style:style style:name="T6" style:family="text">
      <style:text-properties fo:language="en" fo:country="US" style:font-name-complex="Times New Roman"/>
    </style:style>
    <style:style style:name="T7" style:family="text">
      <style:text-properties fo:language="en" fo:country="US" fo:font-weight="normal" officeooo:rsid="00b99600" style:font-weight-asian="normal" style:font-name-complex="Times New Roman" style:font-weight-complex="normal"/>
    </style:style>
    <style:style style:name="T8" style:family="text">
      <style:text-properties officeooo:rsid="00ae6840"/>
    </style:style>
    <style:style style:name="T9" style:family="text">
      <style:text-properties officeooo:rsid="00af82c6"/>
    </style:style>
    <style:style style:name="T10" style:family="text">
      <style:text-properties officeooo:rsid="00b0bda9"/>
    </style:style>
    <style:style style:name="T11" style:family="text">
      <style:text-properties officeooo:rsid="00b673a0"/>
    </style:style>
    <style:style style:name="T12" style:family="text">
      <style:text-properties officeooo:rsid="00b93070"/>
    </style:style>
    <style:style style:name="T13" style:family="text">
      <style:text-properties style:font-name="Consolas1" fo:font-size="12pt" style:font-size-asian="12pt" style:font-size-complex="12pt"/>
    </style:style>
    <style:style style:name="T14" style:family="text">
      <style:text-properties officeooo:rsid="00b99600"/>
    </style:style>
    <style:style style:name="T15" style:family="text">
      <style:text-properties style:font-name="Times New Roman" fo:language="en" fo:country="US" style:font-name-complex="Times New Roman"/>
    </style:style>
    <style:style style:name="T16" style:family="text">
      <style:text-properties style:font-name="Times New Roman" fo:language="en" fo:country="US" fo:font-weight="normal" officeooo:rsid="00b99600" style:font-weight-asian="normal" style:font-name-complex="Times New Roman" style:font-weight-complex="normal"/>
    </style:style>
    <style:style style:name="T17" style:family="text">
      <style:text-properties style:font-name="Times New Roman" style:font-name-complex="Times New Roman"/>
    </style:style>
    <style:style style:name="T18" style:family="text">
      <style:text-properties style:font-name="Times New Roman" fo:font-weight="normal" officeooo:rsid="00b99600" style:font-weight-asian="normal" style:font-name-complex="Times New Roman" style:font-weight-complex="normal"/>
    </style:style>
    <style:style style:name="T19" style:family="text">
      <style:text-properties style:font-name="Times New Roman" fo:font-size="14pt" style:font-size-asian="14pt" style:font-name-complex="Times New Roman" style:font-size-complex="14pt"/>
    </style:style>
    <style:style style:name="T2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21" style:family="text">
      <style:text-properties fo:font-weight="normal" officeooo:rsid="00b99600" style:font-weight-asian="normal" style:font-name-complex="Times New Roman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officeooo:rsid="00b9ce5d"/>
    </style:style>
    <style:style style:name="T24" style:family="text">
      <style:text-properties officeooo:rsid="00bc69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МИНОБРНАУКИ РОССИИ</text:p>
      <text:p text:style-name="P16">Санкт-Петербургский государственный</text:p>
      <text:p text:style-name="P16">электротехнический университет</text:p>
      <text:p text:style-name="P16">«ЛЭТИ» им. В.И. Ульянова (Ленина)</text:p>
      <text:p text:style-name="P30">Кафедра МО ЭВМ</text:p>
      <text:p text:style-name="P16"/>
      <text:p text:style-name="P16"/>
      <text:p text:style-name="P16"/>
      <text:p text:style-name="P16"/>
      <text:p text:style-name="P6"/>
      <text:p text:style-name="P6"/>
      <text:p text:style-name="P6"/>
      <text:p text:style-name="P28"><text:span text:style-name="Название_20_книги"><text:span text:style-name="T1">отчет</text:span></text:span></text:p>
      <text:p text:style-name="P10">по лабораторной работе №<text:span text:style-name="T14">2</text:span></text:p>
      <text:p text:style-name="P12">по дисциплине «Компьютерная графика»</text:p>
      <text:p text:style-name="P17"><text:span text:style-name="Название_20_книги"><text:span text:style-name="T2">Тема: </text:span></text:span><text:span text:style-name="Название_20_книги"><text:span text:style-name="T3">Примитивы OpenGL</text:span></text:span></text:p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Студент гр. 8383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6">Ларин А.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Герасимова <text:span text:style-name="T5">Т.В.</text:span>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Санкт-Петербург</text:p>
      <text:p text:style-name="P8">20<text:span text:style-name="T4">21</text:span></text:p>
      <text:p text:style-name="P34">Задание</text:p>
      <text:p text:style-name="P40">На базе предложенного шаблона разработать программу реализующую представление тестов отсечения ( <text:span text:style-name="T6">glScissor</text:span>), прозрачности (<text:span text:style-name="T6">glAlphaFunc</text:span>), смешения цветов (<text:span text:style-name="T6">glBlendFunc</text:span>) в библиотеке <text:span text:style-name="T6">OpenGL</text:span> на базе разработанных вами в предыдущей работе примитивов.</text:p>
      <text:p text:style-name="P38">Разработанная на базе шаблона программа должна быть пополнена возможностями остановки интерактивно различных атрибутов тестов через вызов соответствующих элементов интерфейса пользователя</text:p>
      <text:p text:style-name="P29"/>
      <text:p text:style-name="P35">Общие сведения</text:p>
      <text:p text:style-name="P36"><text:span text:style-name="T21">Управление режимами работы в OpenGL осуществляется при помощи двух команд <text:s/>- </text:span><text:span text:style-name="T18">glEnable</text:span><text:span text:style-name="T21"> и </text:span><text:span text:style-name="T18">glDisable,</text:span><text:span text:style-name="T21"> одна из которых включает, а вторая выключает некоторый режим.</text:span></text:p>
      <text:p text:style-name="P14"/>
      <text:p text:style-name="P22">void glEnable(GLenum cap)</text:p>
      <text:p text:style-name="P22">void glDisable(GLenum cap)</text:p>
      <text:p text:style-name="P22"/>
      <text:p text:style-name="P39">Обе команды имеют один аргумент – сар, который может принимать значения определяющие тот или иной режим, например, <text:span text:style-name="T15">GL</text:span><text:span text:style-name="T17">_</text:span><text:span text:style-name="T15">ALPHA</text:span><text:span text:style-name="T17">_</text:span><text:span text:style-name="T15">TEST</text:span><text:span text:style-name="T17">, </text:span><text:span text:style-name="T15">GL</text:span><text:span text:style-name="T17">_</text:span><text:span text:style-name="T15">BLEND</text:span><text:span text:style-name="T17">, </text:span><text:span text:style-name="T15">GL</text:span><text:span text:style-name="T17">_</text:span><text:span text:style-name="T15">SCISSOR</text:span><text:span text:style-name="T17">_</text:span><text:span text:style-name="T15">TEST</text:span> и многие другие.</text:p>
      <text:p text:style-name="P14"/>
      <text:p text:style-name="P13">Тест отсечения</text:p>
      <text:p text:style-name="P24"/>
      <text:p text:style-name="P41">Режим <text:span text:style-name="T15">GL</text:span><text:span text:style-name="T17">_</text:span><text:span text:style-name="T15">SCISSOR</text:span><text:span text:style-name="T17">_</text:span><text:span text:style-name="T15">TEST</text:span> разрешает отсечение тех фрагментов объекта, которые находятся вне прямоугольника "вырезки". </text:p>
      <text:p text:style-name="P41">Прямоугольник "вырезки" определяется функцией <text:span text:style-name="T15">glScissor</text:span><text:span text:style-name="T17">:</text:span></text:p>
      <text:p text:style-name="P25"/>
      <text:p text:style-name="P23">void glScissor( GLint x, GLint y, GLsizei width, GLsizei height );</text:p>
      <text:p text:style-name="P14">где параметры </text:p>
      <text:list xml:id="list3177304394" text:style-name="WW8Num1">
        <text:list-item>
          <text:p text:style-name="P53"><text:span text:style-name="T17">x, y</text:span> определяют координаты левого нижнего угла прямоугольника «вырезки», исходное значение - (0,0). </text:p>
        </text:list-item>
      </text:list>
      <text:list xml:id="list1760195294" text:style-name="WW8Num2">
        <text:list-item>
          <text:p text:style-name="P48"><text:span text:style-name="T17">wi</text:span><text:span text:style-name="T15">dt</text:span><text:span text:style-name="T17">h, height</text:span> <text:s/>- ширина и высота прямоугольника «вырезки». </text:p>
        </text:list-item>
      </text:list>
      <text:p text:style-name="P37">В приведенном ниже фрагменте программы реализуется тест отсечения. Сначала изображается группа связных отрезков не используя режим отсечения, а затем включается этот режим.</text:p>
      <text:p text:style-name="P44"><text:span text:style-name="T17"><text:s text:c="2"/></text:span><text:span text:style-name="T15">glEnable(GL_SCISSOR_TEST);</text:span></text:p>
      <text:p text:style-name="P42"><text:s text:c="2"/>InitViewport(0, windH*2/3, vpW, vpH);</text:p>
      <text:p text:style-name="P42"><text:s text:c="2"/>glScissor(0,windH*2/3,vpW/2,vpH/2);</text:p>
      <text:p text:style-name="P42"><text:s text:c="2"/>Triangles();<text:tab/></text:p>
      <text:p text:style-name="P42"><text:s text:c="2"/>Quads();</text:p>
      <text:p text:style-name="P22"/>
      <text:p text:style-name="P42"><text:s text:c="2"/>glDisable(GL_SCISSOR_TEST);</text:p>
      <text:p text:style-name="P42"><text:s text:c="2"/>InitViewport(windW/3, windH*2/3, vpW, vpH);</text:p>
      <text:p text:style-name="P42"><text:s text:c="2"/>glScissor(windW/3,windH*2/3,vpW/2,vpH/2);</text:p>
      <text:p text:style-name="P44"><text:span text:style-name="T15"><text:s text:c="2"/>Triangles</text:span><text:span text:style-name="T17">();<text:tab/></text:span></text:p>
      <text:p text:style-name="P44"><text:soft-page-break/><text:span text:style-name="T17"><text:s text:c="2"/></text:span><text:span text:style-name="T15">Quads</text:span><text:span text:style-name="T17">();</text:span></text:p>
      <text:p text:style-name="P43"/>
      <text:p text:style-name="P13">Тест прозрачности</text:p>
      <text:p text:style-name="P13"/>
      <text:p text:style-name="P41">Режим <text:span text:style-name="T15">GL</text:span><text:span text:style-name="T17">_</text:span><text:span text:style-name="T15">ALPHA</text:span><text:span text:style-name="T17">_</text:span><text:span text:style-name="T15">TEST</text:span> задает тестирование по цветовому параметру альфа.Функция <text:span text:style-name="T15">glAlphaFunc</text:span> устанавливает функцию тестирования параметра альфа. </text:p>
      <text:p text:style-name="P23">void glAlphaFunc( GLenum func, GLclampf ref )</text:p>
      <text:p text:style-name="P14">где параметр – <text:span text:style-name="T15">func</text:span> может принимать следующие значения:</text:p>
      <text:p text:style-name="P46"><text:span text:style-name="T15">GL</text:span><text:span text:style-name="T17">_</text:span><text:span text:style-name="T15">NEVER</text:span> <text:s text:c="7"/>– никогда не пропускает </text:p>
      <text:p text:style-name="P46"><text:span text:style-name="T15">GL</text:span><text:span text:style-name="T17">_</text:span><text:span text:style-name="T15">LESS</text:span> <text:s text:c="11"/>– пропускает, если входное значение альфа меньше, <text:s text:c="2"/>чем <text:s text:c="7"/>значение <text:span text:style-name="T15">ref</text:span></text:p>
      <text:p text:style-name="P46"><text:span text:style-name="T15">GL</text:span><text:span text:style-name="T17">_</text:span><text:span text:style-name="T15">EQUAL</text:span> <text:s text:c="7"/>– пропускает, если входное значение альфа равно <text:s/>значению <text:span text:style-name="T15">ref</text:span><text:span text:style-name="T17"> <text:s/></text:span></text:p>
      <text:p text:style-name="P46"><text:span text:style-name="T15">GL</text:span><text:span text:style-name="T17">_</text:span><text:span text:style-name="T15">LEQUAL</text:span> <text:s text:c="5"/>– пропускает, если входное значение альфа меньше или равно значения <text:span text:style-name="T15">ref</text:span><text:span text:style-name="T17"> </text:span></text:p>
      <text:p text:style-name="P46"><text:span text:style-name="T15">GL</text:span><text:span text:style-name="T17">_</text:span><text:span text:style-name="T15">GREATER</text:span> <text:s text:c="3"/>– пропускает, если входное значение альфа больше, чем <text:s text:c="3"/>значение <text:span text:style-name="T15">ref</text:span><text:span text:style-name="T17"> </text:span></text:p>
      <text:p text:style-name="P46"><text:span text:style-name="T15">GL</text:span><text:span text:style-name="T17">_</text:span><text:span text:style-name="T15">NOTEQUAL</text:span> <text:tab/>– пропускает, если входное значение альфа не равно значению <text:span text:style-name="T15">ref</text:span><text:span text:style-name="T17"> </text:span></text:p>
      <text:p text:style-name="P46"><text:span text:style-name="T15">GL</text:span><text:span text:style-name="T17">_</text:span><text:span text:style-name="T15">GEQUAL</text:span> <text:tab/>– пропускает, если входное значение альфа больше или равно значения <text:span text:style-name="T15">ref</text:span><text:span text:style-name="T17"> </text:span></text:p>
      <text:p text:style-name="P46"><text:span text:style-name="T15">GL</text:span><text:span text:style-name="T17">_</text:span><text:span text:style-name="T15">ALWAYS</text:span> <text:tab/>– всегда пропускается, по умолчанию,</text:p>
      <text:p text:style-name="P45"/>
      <text:p text:style-name="P14">а параметр <text:span text:style-name="T15">ref</text:span><text:span text:style-name="T17"> </text:span>– определяет значение, с которым сравнивается входное значение альфа. Он может принимать значение от 0 до 1, причем 0 представляет наименьшее возможное значение альфа, а 1 – наибольшее. По умолчанию <text:span text:style-name="T15">ref</text:span><text:span text:style-name="T17"> </text:span>равен 0.</text:p>
      <text:h text:style-name="P56" text:outline-level="1">В приведенном ниже фрагменте программы реализуется тест прозрачности</text:h>
      <text:p text:style-name="P44"><text:span text:style-name="T17"><text:s text:c="2"/></text:span><text:span text:style-name="T15">glEnable(GL_ALPHA_TEST);</text:span></text:p>
      <text:p text:style-name="P42"><text:s text:c="2"/>InitViewport(windW*2/3, windH*2/3, vpW, vpH);</text:p>
      <text:p text:style-name="P42"><text:s text:c="2"/>glAlphaFunc(GL_LESS, 0.7f);</text:p>
      <text:p text:style-name="P42"><text:s text:c="2"/>Triangles();<text:tab/></text:p>
      <text:p text:style-name="P42"><text:s text:c="2"/>Quads();</text:p>
      <text:p text:style-name="P42"/>
      <text:p text:style-name="P42"><text:s text:c="2"/>InitViewport(0, windH/3, vpW, vpH);</text:p>
      <text:p text:style-name="P42"><text:s text:c="2"/>glAlphaFunc(GL_GREATER, 0.7f);</text:p>
      <text:p text:style-name="P42"><text:s text:c="2"/>Triangles();<text:tab/></text:p>
      <text:p text:style-name="P42"><text:s text:c="2"/>Quads();</text:p>
      <text:p text:style-name="P42"><text:s text:c="2"/>glDisable(GL_ALPHA_TEST);</text:p>
      <text:p text:style-name="P22"/>
      <text:p text:style-name="P13">Тест смешения цветов</text:p>
      <text:p text:style-name="P13"/>
      <text:p text:style-name="P15">Режим <text:span text:style-name="T15">GL</text:span><text:span text:style-name="T17">_</text:span><text:span text:style-name="T15">BLEND</text:span> разрешает смешивание поступающих значений цветов <text:span text:style-name="T15">RGBA</text:span> со значениями, находящимися в буфере цветов.</text:p>
      <text:p text:style-name="P14"><text:soft-page-break/>Функция <text:span text:style-name="T17">glBlendFunc</text:span> устанавливает пиксельную арифметику.</text:p>
      <text:p text:style-name="P14"/>
      <text:p text:style-name="P23">void glBlendFunc( GLenum sfactor, GLenum dfactor );</text:p>
      <text:p text:style-name="P14">где параметры </text:p>
      <text:list xml:id="list24254679" text:style-name="WW8Num3">
        <text:list-item>
          <text:p text:style-name="P54"><text:span text:style-name="T19">sfactor </text:span><text:span text:style-name="T22">устанавливает способ вычисления входящих факторов смешения </text:span><text:span text:style-name="T20">RGBA</text:span><text:span text:style-name="T22">. Может принимать одно из следующих значений – GL_ZERO, GL_ONE, GL_DST_COLOR, GL_ONE_MINUS_DST_COLOR, GL_SRC_ALPHA, GL_ONE_MINUS_SRC_ALPHA, GL_DST_ALPHA, GL_ONE_MINUS_DST_ALPHA и GL_SRC_ALPHA_SATURATE.</text:span></text:p>
        </text:list-item>
      </text:list>
      <text:p text:style-name="P25"><text:tab/><text:tab/> <text:s text:c="3"/></text:p>
      <text:list xml:id="list2288311995" text:style-name="WW8Num4">
        <text:list-item>
          <text:p text:style-name="P49"><text:span text:style-name="T19">dfactor <text:s/></text:span><text:span text:style-name="T22">устанавливает способ вычисления факторов смешения </text:span><text:span text:style-name="T20">RGBA</text:span><text:span text:style-name="T22">, уже находящихся в буфере кадра. Может принимать одно из следующих значений – GL_ZERO, GL_ONE, GL_SRC_COLOR, GL_ONE_MINUS_SRC_COLOR, GL_SRC_ALPHA, GL_ONE_MINUS_SRC_ALPHA, GL_DST_ALPHA и GL_ONE_MINUS_DST_ALPHA.</text:span></text:p>
        </text:list-item>
      </text:list>
      <text:h text:style-name="P56" text:outline-level="1">В приведенном ниже фрагменте программы реализуется тест смешения</text:h>
      <text:p text:style-name="P44"><text:span text:style-name="T17"><text:s text:c="2"/></text:span><text:span text:style-name="T15">glEnable(GL_BLEND);</text:span></text:p>
      <text:p text:style-name="P42"><text:s text:c="2"/>InitViewport(windW/3, windH/3, vpW, vpH);</text:p>
      <text:p text:style-name="P42"><text:s text:c="2"/>glBlendFunc(GL_ONE, GL_ZERO);</text:p>
      <text:p text:style-name="P42"><text:s text:c="2"/>Triangles();<text:tab/></text:p>
      <text:p text:style-name="P42"><text:s text:c="2"/>Quads();</text:p>
      <text:p text:style-name="P42"><text:s text:c="2"/></text:p>
      <text:p text:style-name="P42"><text:s text:c="2"/>InitViewport(windW*2/3, windH/3, vpW, vpH);</text:p>
      <text:p text:style-name="P42"><text:s text:c="2"/>glBlendFunc(GL_ONE, GL_ONE);</text:p>
      <text:p text:style-name="P42"><text:s text:c="2"/>Triangles();<text:tab/></text:p>
      <text:p text:style-name="P42"><text:s text:c="2"/>Quads();</text:p>
      <text:p text:style-name="P42"/>
      <text:p text:style-name="P42"><text:s text:c="2"/>InitViewport(0, 0, vpW, vpH);</text:p>
      <text:p text:style-name="P42"><text:s text:c="2"/>glBlendFunc(GL_ONE, GL_SRC_COLOR);</text:p>
      <text:p text:style-name="P42"><text:s text:c="2"/>Triangles();<text:tab/></text:p>
      <text:p text:style-name="P42"><text:s text:c="2"/>Quads();</text:p>
      <text:p text:style-name="P22"/>
      <text:p text:style-name="P42"><text:s text:c="2"/>InitViewport(windW/3, 0, vpW, vpH);</text:p>
      <text:p text:style-name="P42"><text:s text:c="2"/>glBlendFunc(GL_ONE, GL_ONE_MINUS_SRC_COLOR);</text:p>
      <text:p text:style-name="P42"><text:s text:c="2"/>Triangles();<text:tab/></text:p>
      <text:p text:style-name="P42"><text:s text:c="2"/>Quads();</text:p>
      <text:p text:style-name="P42"/>
      <text:p text:style-name="P42"><text:s text:c="2"/>InitViewport(windW*2/3, 0, vpW, vpH);</text:p>
      <text:p text:style-name="P42"><text:s text:c="2"/>glBlendFunc(GL_ZERO, GL_ONE_MINUS_SRC_COLOR);</text:p>
      <text:p text:style-name="P42"><text:s text:c="2"/>Triangles();<text:tab/></text:p>
      <text:p text:style-name="P42"><text:s text:c="2"/>Quads();</text:p>
      <text:p text:style-name="P26"/>
      <text:p text:style-name="P36"><text:span text:style-name="T21">Прозрачность</text:span><text:span text:style-name="T7"> </text:span><text:span text:style-name="T21">лучше</text:span><text:span text:style-name="T7"> </text:span><text:span text:style-name="T21">организовывать</text:span><text:span text:style-name="T7"> </text:span><text:span text:style-name="T21">используя</text:span><text:span text:style-name="T7"> </text:span><text:span text:style-name="T21">команду</text:span><text:span text:style-name="T7"> </text:span><text:span text:style-name="T16">glBlendFunc(GL_SRC_ALPHA, GL_ONE_MINUS_SRC_ALPHA). </text:span><text:span text:style-name="T21">Такой же </text:span><text:soft-page-break/><text:span text:style-name="T21">вызов применяют для устранения ступенчатости линий и точек. Для устранения ступенчатости многоугольников применяют вызов команды </text:span><text:span text:style-name="T16">glBlendFunc</text:span><text:span text:style-name="T18">(</text:span><text:span text:style-name="T16">GL</text:span><text:span text:style-name="T18">_</text:span><text:span text:style-name="T16">SRC</text:span><text:span text:style-name="T18">_</text:span><text:span text:style-name="T16">ALPHA</text:span><text:span text:style-name="T18">_</text:span><text:span text:style-name="T16">SATURATE</text:span><text:span text:style-name="T18">, </text:span><text:span text:style-name="T16">GL</text:span><text:span text:style-name="T18">_</text:span><text:span text:style-name="T16">ONE</text:span><text:span text:style-name="T18">).</text:span></text:p>
      <text:p text:style-name="P29"/>
      <text:p text:style-name="P32">Выполнение</text:p>
      <text:p text:style-name="Standard">Задание впол<text:span text:style-name="T8">нено на языке C++ с использованием фреймворка Qt5.</text:span></text:p>
      <text:p text:style-name="P21"><text:span text:style-name="T9">Qt предоставляет возможность использование OpenGL посредством класса </text:span>QGLWidget. От него отнаследован класс CustomGL.</text:p>
      <text:p text:style-name="Code">class CustomGL : public QGLWidget, <text:span text:style-name="T9">в котором переопределены методы: <text:s/></text:span></text:p>
      <text:list xml:id="list3538005870" text:style-name="L1">
        <text:list-item>
          <text:p text:style-name="P57">void initializeGL();</text:p>
          <text:p text:style-name="P50">Задает контекст рендеринга. Заключается в установке фона белым</text:p>
        </text:list-item>
        <text:list-item>
          <text:p text:style-name="P57">void resizeGL(int nWidth, int nHeight);</text:p>
          <text:p text:style-name="P57">Для корректного масштабирования. <text:span text:style-name="T10">Размер окна задается через glViewport.</text:span></text:p>
        </text:list-item>
        <text:list-item>
          <text:p text:style-name="P57">void paintGL();</text:p>
          <text:p text:style-name="P51"><text:span text:style-name="T12">В</text:span>ызов этой функции происходит при рисовании. Она в свою очередь вызывает функцию <text:span text:style-name="T13">scene</text:span> где прописана вся логика рисования.</text:p>
        </text:list-item>
      </text:list>
      <text:p text:style-name="P18"/>
      <text:p text:style-name="P18">В данном классе так же прописаны шесть точек. <text:span text:style-name="T24">Для них выбраны различные цвета, а так при отрисовке задается различная прозрачность. Точки расположены в форме звезды.</text:span></text:p>
      <text:p text:style-name="P18"/>
      <text:p text:style-name="P27"><text:span text:style-name="T14">В функции scene происходит отрисовка примитива не экране. Последовательно вызываются функции </text:span>glEnable <text:span text:style-name="T14">с параметрами </text:span>GL_BLEND, GL_SCISSOR_TEST, GL_ALPHA_TEST <text:span text:style-name="T14">и функции задающие параметры для них:</text:span></text:p>
      <text:p text:style-name="Standard">Для GL_BLEND: sfactor <text:span text:style-name="T23">и</text:span> dfactor</text:p>
      <text:p text:style-name="Standard">Для GL_SCISSOR_TEST: <text:span text:style-name="T23">координаты обрезки</text:span></text:p>
      <text:p text:style-name="Standard">Для GL_ALPHA_TEST: <text:span text:style-name="T23">тип и пороговое значение</text:span></text:p>
      <text:p text:style-name="Standard"/>
      <text:p text:style-name="P52">Все параметры берутся из главного окна посредством сигналов при изменении</text:p>
      <text:p text:style-name="P19"/>
      <text:p text:style-name="P18"/>
      <text:p text:style-name="P20">В коде г<text:span text:style-name="T11">л</text:span>авного окна инициализируются элементы интерфейса, помещаются в layout'ы и связываются сигналы со слотами.</text:p>
      <text:list xml:id="list180840320419738" text:continue-numbering="true" text:style-name="L1">
        <text:list-header>
          <text:p text:style-name="P50"/>
        </text:list-header>
      </text:list>
      <text:p text:style-name="P11"/>
      <text:p text:style-name="P31">Выводы.</text:p>
      <text:p text:style-name="P33">Были изучены основы работы с OpenGL, отрисованы примитивы и <text:span text:style-name="T23">произведены эксперименты со смешиванием, обрезкой и прозрачностью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_Timer" svg:font-family="a_Time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409in" style:writing-mode="lr-tb"/>
      <style:text-properties style:use-window-font-color="true" style:font-name="Liberation Serif" fo:font-size="12pt" fo:language="ru" fo:country="R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text-align="center" style:justify-single-word="false" fo:keep-together="always" fo:keep-with-next="always"/>
      <style:text-properties style:use-window-font-color="true" style:font-name="Cambria" fo:font-family="Cambria" style:font-family-generic="roman" style:font-pitch="variable" fo:font-size="14pt" fo:font-weight="normal" style:font-size-asian="14pt" style:font-weight-asian="normal" style:font-name-complex="Cambria" style:font-family-complex="Cambria" style:font-family-generic-complex="roman" style:font-pitch-complex="variable" style:font-size-complex="14pt" style:font-weight-complex="normal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List_20_4" style:display-name="List 4" style:family="paragraph" style:parent-style-name="Standard" style:class="list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вадрат3" style:family="paragraph" style:parent-style-name="Standard" style:default-outline-level="">
      <style:paragraph-properties fo:text-align="justify" style:justify-single-word="false" fo:orphans="0" fo:widows="0" style:vertical-align="auto"/>
      <style:text-properties style:font-name="a_Timer" fo:font-family="a_Timer" style:font-family-generic="roman" style:font-pitch="variable" fo:font-size="12pt" style:font-size-asian="12pt" style:language-asian="ru" style:country-asian="RU"/>
    </style:style>
    <style:style style:name="Обычный_20__2b__20_14_20_pt.по_20_ширине.Первая_20_строка_3a__20__20_0.97_20_см.Справа_3a__20__20_-1.25_20_см.Между..._20_..." style:display-name="Обычный + 14 pt.по ширине.Первая строка:  0.97 см.Справа:  -1.25 см.Между... ..." style:family="paragraph" style:parent-style-name="Квадрат3" style:default-outline-level="">
      <style:paragraph-properties fo:margin-left="0in" fo:margin-right="-0.4902in" fo:line-height="120%" fo:text-align="justify" style:justify-single-word="false" fo:orphans="0" fo:widows="0" fo:text-indent="0in" style:auto-text-indent="false" style:vertical-align="auto"/>
      <style:text-properties fo:font-size="14pt" style:font-size-asian="14pt" style:language-asian="ru" style:country-asian="RU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бычный_20__2b__20_14_20_pt" style:display-name="Обычный + 14 pt" style:family="paragraph" style:parent-style-name="Квадрат3">
      <style:paragraph-properties fo:margin-left="0in" fo:margin-right="-0.4902in" fo:line-height="120%" fo:text-indent="0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default-outline-level="">
      <style:paragraph-properties fo:margin-left="0in" fo:margin-right="0in" fo:text-indent="0.3937in" style:auto-text-indent="false">
        <style:tab-stops>
          <style:tab-stop style:position="3.8398in" style:type="right" style:leader-style="solid" style:leader-text="_"/>
          <style:tab-stop style:position="5.9063in" style:type="right" style:leader-style="solid" style:leader-text="_"/>
        </style:tab-stops>
      </style:paragraph-properties>
      <style:text-properties style:font-size-complex="10pt"/>
    </style:style>
    <style:style style:name="Стиль_20_Первая_20_строка_3a__20__20_1_20_см" style:display-name="Стиль Первая строка:  1 см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2pt" style:font-size-asian="12pt"/>
    </style:style>
    <style:style style:name="Стиль_20_11_20_пт_20_курсив_20_По_20_центру" style:display-name="Стиль 11 пт курсив По центру" style:family="paragraph" style:parent-style-name="Standard">
      <style:paragraph-properties fo:margin-left="0in" fo:margin-right="0in" fo:margin-top="0.0417in" fo:margin-bottom="0in" loext:contextual-spacing="false" fo:line-height="150%" fo:text-align="center" style:justify-single-word="false" fo:text-indent="0.4925in" style:auto-text-indent="false"/>
      <style:text-properties fo:font-style="italic" style:font-style-asian="italic" style:font-style-complex="italic"/>
    </style:style>
    <style:style style:name="Code" style:family="paragraph" style:parent-style-name="Стиль">
      <style:text-properties style:font-name="Consolas" fo:font-family="Consolas" style:font-style-name="Regular" style:font-family-generic="swiss" style:font-pitch="fixe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Numbering_20_Symbols" style:display-name="Numbering Symbols" style:family="text"/>
    <style:style style:name="Стиль_20_Первая_20_строка_3a__20__20_1_20_см_20_Знак" style:display-name="Стиль Первая строка:  1 см Знак" style:family="text">
      <style:text-properties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  <style:text-properties fo:language="ru" fo:country="RU"/>
    </style:style>
    <style:style style:name="MP2" style:family="paragraph" style:parent-style-name="Header">
      <style:text-properties fo:language="ru" fo:country="RU"/>
    </style:style>
    <style:style style:name="MP3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  <style:text-properties fo:language="ru" fo:country="RU"/>
    </style:style>
    <style:style style:name="MP4" style:family="paragraph" style:parent-style-name="Footer"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MP2"/>
      </style:header-first>
      <style:footer>
        <text:p text:style-name="MP3"><text:page-number text:select-page="current">5</text:page-number></text:p>
        <text:p text:style-name="MP4"/>
      </style:footer>
      <style:footer-first>
        <text:p text:style-name="MP4"/>
      </style:footer-firs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21-02-21T18:08:38.602618279</dc:date>
    <meta:print-date>2015-07-17T12:06:00</meta:print-date>
    <meta:editing-cycles>84</meta:editing-cycles>
    <meta:editing-duration>PT13H56M53S</meta:editing-duration>
    <meta:generator>LibreOffice/6.0.7.3$Linux_X86_64 LibreOffice_project/00m0$Build-3</meta:generator>
    <meta:document-statistic meta:table-count="1" meta:image-count="0" meta:object-count="0" meta:page-count="5" meta:paragraph-count="119" meta:word-count="737" meta:character-count="6461" meta:non-whitespace-character-count="5664"/>
  </office:meta>
</office:document-meta>
</file>